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9e29"/>
    </style:style>
    <style:style style:name="P2" style:family="paragraph" style:parent-style-name="Standard">
      <style:paragraph-properties fo:text-align="justify" style:justify-single-word="false"/>
      <style:text-properties officeooo:paragraph-rsid="00212d05"/>
    </style:style>
    <style:style style:name="P3" style:family="paragraph" style:parent-style-name="Standard">
      <style:paragraph-properties fo:text-align="justify" style:justify-single-word="false"/>
      <style:text-properties officeooo:paragraph-rsid="00213dde"/>
    </style:style>
    <style:style style:name="P4" style:family="paragraph" style:parent-style-name="Standard">
      <style:paragraph-properties fo:text-align="justify" style:justify-single-word="false"/>
      <style:text-properties officeooo:paragraph-rsid="002bef73"/>
    </style:style>
    <style:style style:name="P5" style:family="paragraph" style:parent-style-name="Standard">
      <style:paragraph-properties fo:text-align="justify" style:justify-single-word="false"/>
      <style:text-properties officeooo:paragraph-rsid="00308920"/>
    </style:style>
    <style:style style:name="P6" style:family="paragraph" style:parent-style-name="Standard">
      <style:paragraph-properties fo:text-align="center" style:justify-single-word="false"/>
      <style:text-properties officeooo:paragraph-rsid="00213dde"/>
    </style:style>
    <style:style style:name="P7" style:family="paragraph" style:parent-style-name="Standard">
      <style:paragraph-properties fo:text-align="start" style:justify-single-word="false"/>
      <style:text-properties officeooo:paragraph-rsid="00213dde"/>
    </style:style>
    <style:style style:name="P8" style:family="paragraph" style:parent-style-name="Standard">
      <style:paragraph-properties fo:text-align="center" style:justify-single-word="false"/>
      <style:text-properties fo:font-size="28pt" officeooo:paragraph-rsid="00213dde" style:font-size-asian="28pt" style:font-size-complex="28pt"/>
    </style:style>
    <style:style style:name="P9" style:family="paragraph" style:parent-style-name="Standard">
      <style:paragraph-properties fo:text-align="center" style:justify-single-word="false"/>
      <style:text-properties fo:font-size="28pt" officeooo:paragraph-rsid="00232a99" style:font-size-asian="28pt" style:font-size-complex="28pt"/>
    </style:style>
    <style:style style:name="P10" style:family="paragraph" style:parent-style-name="Standard">
      <style:paragraph-properties fo:text-align="justify" style:justify-single-word="false" fo:break-before="page"/>
      <style:text-properties officeooo:paragraph-rsid="001f9e29"/>
    </style:style>
    <style:style style:name="P11" style:family="paragraph" style:parent-style-name="Standard" style:master-page-name="Standard">
      <style:paragraph-properties fo:text-align="justify" style:justify-single-word="false" style:page-number="1" fo:break-before="auto" fo:break-after="auto"/>
      <style:text-properties officeooo:paragraph-rsid="001f9e29"/>
    </style:style>
    <style:style style:name="P12" style:family="paragraph" style:parent-style-name="Standard" style:master-page-name="First_20_Page">
      <style:paragraph-properties fo:text-align="start" style:justify-single-word="false" style:page-number="auto"/>
      <style:text-properties officeooo:paragraph-rsid="00213dde"/>
    </style:style>
    <style:style style:name="T1" style:family="text">
      <style:text-properties officeooo:rsid="001f9e29"/>
    </style:style>
    <style:style style:name="T2" style:family="text">
      <style:text-properties officeooo:rsid="00212d05"/>
    </style:style>
    <style:style style:name="T3" style:family="text">
      <style:text-properties officeooo:rsid="00213dde"/>
    </style:style>
    <style:style style:name="T4" style:family="text">
      <style:text-properties officeooo:rsid="002733ad"/>
    </style:style>
    <style:style style:name="T5" style:family="text">
      <style:text-properties fo:font-style="italic" officeooo:rsid="002733ad" style:font-style-asian="italic" style:font-style-complex="italic"/>
    </style:style>
    <style:style style:name="T6" style:family="text">
      <style:text-properties fo:font-style="italic" officeooo:rsid="002f0848" style:font-style-asian="italic" style:font-style-complex="italic"/>
    </style:style>
    <style:style style:name="T7" style:family="text">
      <style:text-properties officeooo:rsid="002bef73"/>
    </style:style>
    <style:style style:name="T8" style:family="text">
      <style:text-properties officeooo:rsid="002f0848"/>
    </style:style>
    <style:style style:name="T9" style:family="text">
      <style:text-properties fo:font-style="normal" officeooo:rsid="002f0848" style:font-style-asian="normal" style:font-style-complex="normal"/>
    </style:style>
    <style:style style:name="T10" style:family="text">
      <style:text-properties officeooo:rsid="00308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TONNEAU Quentin</text:span></text:p>
      <text:p text:style-name="P7"><text:span text:style-name="T3">BARBIN Maël</text:span></text:p>
      <text:p text:style-name="P6"><text:span text:style-name="T3"/></text:p>
      <text:p text:style-name="P7"><text:span text:style-name="T3">Groupe 419</text:span></text:p>
      <text:p text:style-name="P6"><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9"><text:span text:style-name="T3">Projet :</text:span></text:p>
      <text:p text:style-name="P9"><text:span text:style-name="T3">Base de donnée</text:span></text:p>
      <text:p text:style-name="P10"><text:span text:style-name="T1"/></text:p>
      <text:p text:style-name="P11"><text:span text:style-name="T1"><text:tab/>Dans le cadre du module Base de Donnée 1, il nous a été demandé de réaliser un projet. Ce dernier a pour but la communication entre un utilisateur et une base de donnée. Cette communication s'effectue au travers d'une interface web.</text:span></text:p>
      <text:p text:style-name="P1"><text:span text:style-name="T1"/></text:p>
      <text:p text:style-name="P5"><text:span text:style-name="T10">Sujet choisi</text:span></text:p>
      <text:p text:style-name="P5"><text:span text:style-name="T10"><text:tab/>Nous souhaitions créer quelque chose d'utile. Nous sommes donc parti sur la réalisation d'un comparateur de prix.</text:span></text:p>
      <text:p text:style-name="P1"><text:span text:style-name="T1"/></text:p>
      <text:p text:style-name="P5"><text:span text:style-name="T7">Limites de notre travail</text:span></text:p>
      <text:p text:style-name="P5"><text:span text:style-name="T7"/></text:p>
      <text:p text:style-name="P5"><text:span text:style-name="T7"><text:tab/>Lors de ce projet, le temps à jouer en notre défaveur. Le sujet que nous avons choisi permet de faire quelque chose d'utile et nous avons manqué de temps pour construire quelque chose de vraiment professionnel. Ainsi, il est possible d'améliorer cette ébauche. </text:span><text:span text:style-name="T8">Dans les améliorations possibles, nous pouvons citer qu'un graphisme plus attractif serait le bienvenu. De même, nous pourrions afficher une photo du produit en plus de sa description. Pour chaque magasins, nous aurions pu afficher le moyen de s'y rendre via une </text:span><text:span text:style-name="T6">google map. </text:span><text:span text:style-name="T9">D'autre part avec un peu plus de temps, nous aurions pu nous pencher sur une meilleur méthode pour récupérer les produit dans nos tables. Effectivement, même si le produit existe réellement, son prix reste fictif. Il en est de même pour les magasins, même si les enseignes et magasins qui y sont attachés nous font penser à des commerces qui existent vraiment, la présence du produit où non dans tel ou tel magasin n'est pas vérifié. Les responsables des enseignes ne sont pas des personnes réelles.</text:span></text:p>
      <text:p text:style-name="P1"><text:span text:style-name="T1"/></text:p>
      <text:p text:style-name="P1"><text:span text:style-name="T1">Mode d'emploi</text:span></text:p>
      <text:p text:style-name="P1"><text:span text:style-name="T1"/></text:p>
      <text:p text:style-name="P1"><text:span text:style-name="T1"><text:tab/>Il est important de décrire la façon dont fonctionne notre travail. Dans un premier temps, il est nécessaire de comprendre que notre interface prend en considération trois types d'utilisateurs. Nous allons donc ici décrire les actions possibles pour ces trois types d'utilisateurs. </text:span></text:p>
      <text:p text:style-name="P1"><text:span text:style-name="T1"><text:tab/></text:span><text:span text:style-name="T4">Avant toute chose, lors de la première utilisation du site, il faut lancer la page </text:span><text:span text:style-name="T5">parser.php</text:span><text:span text:style-name="T4"> de manière à remplir nos tables dans la base de donnée. Il faut pour cela que la base de donnée Comparateur soit créée et y importer le fichier </text:span><text:span text:style-name="T5">comparateur.sql</text:span><text:span text:style-name="T4">.</text:span></text:p>
      <text:p text:style-name="P1"><text:span text:style-name="T1"/></text:p>
      <text:p text:style-name="P2"><text:span text:style-name="T2">Utilisateur basique</text:span></text:p>
      <text:p text:style-name="P3"><text:span text:style-name="T2"><text:tab/>Voyons dans un premier </text:span><text:span text:style-name="T4">temps, </text:span><text:span text:style-name="T2">l'utilisateur basique c'est-à-dire une tierce personne qui cherche à comparer les prix d'un produit dans plusieurs magasins. Cet utilisateur n'a accès qu'à la partir recherche de produit ainsi qu'aux informations liées à ce produit. La recherche peut s'effectuer par description, nom, et/ou référence du produit. </text:span><text:span text:style-name="T3">Une fois la recherche lancé et la méthode de recherche détectée, nous affichons l'ensemble des produits correspondant au champ de recherche. Enfin, pour comparer les prix, le client n'a qu'à cliquer sur le produit qui l'intéresse. Il lui est alors affiché un tableau avec les prix dans les magasins où le produit est référencé. </text:span></text:p>
      <text:p text:style-name="P3"><text:span text:style-name="T3"/></text:p>
      <text:p text:style-name="P3"><text:span text:style-name="T3">Directeur de magasin et d'enseigne</text:span></text:p>
      <text:p text:style-name="P3"><text:span text:style-name="T3"/></text:p>
      <text:p text:style-name="P3"><text:span text:style-name="T3"/></text:p>
      <text:p text:style-name="P3"><text:span text:style-name="T3">Administrateur du site web</text:span></text:p>
      <text:p text:style-name="P3"><text:span text:style-name="T3"><text:tab/>L'administrateur du site web en se connectant au site à la possibilité de …..</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melon </meta:initial-creator>
    <meta:creation-date>2011-04-18T09:47:45</meta:creation-date>
    <dc:date>2011-04-18T10:30:21</dc:date>
    <dc:creator>mamelon </dc:creator>
    <meta:editing-duration>PT00H42M39S</meta:editing-duration>
    <meta:editing-cycles>14</meta:editing-cycles>
    <meta:generator>OpenOffice.org/3.2$Unix OpenOffice.org_project/320m19$Build-9505</meta:generator>
    <meta:document-statistic meta:table-count="0" meta:image-count="0" meta:object-count="0" meta:page-count="3" meta:paragraph-count="18" meta:word-count="467" meta:character-count="2857"/>
  </office:meta>
</office:document-meta>
</file>